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6c8b" officeooo:paragraph-rsid="000e6c8b"/>
    </style:style>
    <style:style style:name="T1" style:family="text">
      <style:text-properties officeooo:rsid="000fe4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ha this is my first <text:span text:style-name="T1">Linux</text:span> os mach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22:41:48.595774816</meta:creation-date>
    <dc:date>2017-09-08T22:42:56.085705518</dc:date>
    <meta:editing-duration>PT1M9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1" meta:paragraph-count="1" meta:word-count="8" meta:character-count="37" meta:non-whitespace-character-count="30"/>
  </office:meta>
</office:document-meta>
</file>